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04263A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6b6576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Eras Bold ITC" fo:font-size="16pt" fo:language="it" fo:country="IT" officeooo:rsid="00198c27" officeooo:paragraph-rsid="00198c27" style:font-size-asian="16pt" style:font-size-complex="16pt"/>
    </style:style>
    <style:style style:name="P5" style:family="paragraph" style:parent-style-name="Heading_20_1" style:list-style-name="">
      <style:text-properties fo:language="it" fo:country="IT" officeooo:rsid="0065fc0d"/>
    </style:style>
    <style:style style:name="P6" style:family="paragraph" style:parent-style-name="Standard">
      <style:text-properties fo:font-size="16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T2" style:family="text">
      <style:text-properties fo:font-size="8pt" fo:language="it" fo:country="IT" fo:font-weight="bold" officeooo:rsid="006e4c97" style:font-size-asian="8pt" style:font-weight-asian="bold" style:font-size-complex="8pt" style:font-weight-complex="bold"/>
    </style:style>
    <style:style style:name="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T4" style:family="text">
      <style:text-properties fo:font-weight="bold" officeooo:rsid="001c47d8" style:font-weight-asian="bold" style:font-weight-complex="bold"/>
    </style:style>
    <style:style style:name="T5" style:family="text">
      <style:text-properties fo:font-weight="bold" officeooo:rsid="006e4c97" style:font-weight-asian="bold" style:font-weight-complex="bold"/>
    </style:style>
    <style:style style:name="T6" style:family="text">
      <style:text-properties fo:font-size="18pt" fo:font-weight="bold" officeooo:rsid="006e4c97" style:font-weight-asian="bold" style:font-weight-complex="bold"/>
    </style:style>
    <style:style style:name="T7" style:family="text">
      <style:text-properties officeooo:rsid="006fdee7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G</text:span><text:span text:style-name="T5">iacenze Crypto -</text:span><text:span text:style-name="T4"> </text:span><text:span text:style-name="T6">DISCLAIMER</text:span></text:p>
      <text:p text:style-name="P3"><text:span text:style-name="Strong_20_Emphasis"/></text:p>
      <text:p text:style-name="P3"><text:span text:style-name="Strong_20_Emphasis"/></text:p>
      <text:p text:style-name="Text_20_body">Il software fornito è in versione <text:span text:style-name="Strong_20_Emphasis">beta</text:span> ed è destinato esclusivamente a scopi di testing e valutazione. Questo programma è progettato per assistere nei calcoli legati alla dichiarazione <text:span text:style-name="T7">delle Crypto-Attività</text:span>, ma <text:span text:style-name="Strong_20_Emphasis">non garantisce l'accuratezza, la completezza o l'affidabilità dei risultati</text:span>.</text:p>
      <text:p text:style-name="Text_20_body"><text:span text:style-name="Strong_20_Emphasis">L'utente utilizza questo software a proprio rischio e pericolo</text:span>. Nonostante <text:span text:style-name="T7">gli</text:span> sforzi per identificare e correggere eventuali errori, il programma potrebbe contenere <text:span text:style-name="Strong_20_Emphasis">bug</text:span> o fornire risultati <text:span text:style-name="Strong_20_Emphasis">errati</text:span>.</text:p>
      <text:p text:style-name="Text_20_body"><text:span text:style-name="Strong_20_Emphasis">Il creatore e i contributori del software non sono responsabili per eventuali danni diretti, indiretti, accidentali o consequenziali</text:span> derivanti dall'uso del programma, inclusi errori nei calcoli, problemi tecnici o altre discrepanze. Si raccomanda agli utenti di <text:span text:style-name="Strong_20_Emphasis">verificare autonomamente</text:span> i risultati prodotti e di consultare un professionista qualificato prima di presentare la propria dichiarazione.</text:p>
      <text:p text:style-name="Text_20_body">Utilizzando questo software, l'utente accetta integralmente questi termini.</text:p>
      <text:p text:style-name="P3"/>
      <text:p text:style-name="P2"/>
      <text:h text:style-name="P5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6e4c97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639cm" svg:width="0.619cm" svg:height="0.619cm" draw:z-index="0"><draw:image xlink:href="Pictures/10000001000001000000010004263A08.png" xlink:type="simple" xlink:show="embed" xlink:actuate="onLoad" draw:mime-type="image/png"/></draw:frame></text:span><text:span text:style-name="MT1"><text:tab/>GIACENZE CRYPTO : </text:span><text:span text:style-name="MT2">Disclaimer</text:span><text:span text:style-name="MT3"><text:tab/></text:span><text:bookmark-start text:name="Copia Copia PageNumWizard_FOOTER_Stile di pagina predefinito1 4 1"/><text:page-number text:select-page="current">1</text:page-number> / <text:page-count>1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23:04:48.368000000</meta:creation-date>
    <dc:date>2024-09-29T22:12:17.397819510</dc:date>
    <meta:editing-duration>PT14H14M30S</meta:editing-duration>
    <meta:editing-cycles>67</meta:editing-cycles>
    <meta:generator>LibreOffice/24.2.6.2$Linux_X86_64 LibreOffice_project/420$Build-2</meta:generator>
    <meta:document-statistic meta:table-count="0" meta:image-count="1" meta:object-count="0" meta:page-count="1" meta:paragraph-count="6" meta:word-count="139" meta:character-count="1021" meta:non-whitespace-character-count="887"/>
  </office:meta>
</office:document-meta>
</file>